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69" calcext:value-type="float">
            <text:p>269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620" calcext:value-type="float">
            <text:p>62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8203" calcext:value-type="float">
            <text:p>8203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60419" calcext:value-type="float">
            <text:p>60419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CS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69" calcext:value-type="float">
            <text:p>269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620" calcext:value-type="float">
            <text:p>62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21" calcext:value-type="float">
            <text:p>221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549" calcext:value-type="float">
            <text:p>549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3:01:58.237758130</meta:creation-date>
    <dc:date>2016-09-06T00:01:13.912697195</dc:date>
    <meta:editing-duration>PT57M15S</meta:editing-duration>
    <meta:editing-cycles>4</meta:editing-cycles>
    <meta:generator>LibreOffice/4.2.8.2$Linux_X86_64 LibreOffice_project/420m0$Build-2</meta:generator>
    <meta:document-statistic meta:table-count="1" meta:cell-count="80" meta:object-count="0"/>
  </office:meta>
</office:document-meta>
</file>